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Header">
      <style:text-properties officeooo:rsid="00025a16" officeooo:paragraph-rsid="00025a16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ff" loext:char-shading-value="0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Herramientas de desarrollo y</text:p>
      <text:p text:style-name="Preformatted_20_Text">Servicios POSIX para la gestión de procesos</text:p>
      <text:p text:style-name="Preformatted_20_Text"/>
      <text:p text:style-name="Preformatted_20_Text"/>
      <text:p text:style-name="Preformatted_20_Text">ALUMNOS:</text:p>
      <text:p text:style-name="Preformatted_20_Text">Daniel Eguren Esteban, </text:p>
      <text:p text:style-name="Preformatted_20_Text">Carlos Gutiérrez Sánchez, </text:p>
      <text:p text:style-name="Preformatted_20_Text">Pablo Nieto Arias, </text:p>
      <text:p text:style-name="Preformatted_20_Text">Héctor Valverde de la Plaza</text:p>
      <text:p text:style-name="Preformatted_20_Text"/>
      <text:p text:style-name="Preformatted_20_Text">PROFESOR:</text:p>
      <text:p text:style-name="Preformatted_20_Text">David Fernández Barrero</text:p>
      <text:p text:style-name="Preformatted_20_Text"/>
      <text:p text:style-name="Preformatted_20_Text">GRUPO DE LABORATORIO:</text:p>
      <text:p text:style-name="Preformatted_20_Text">8</text:p>
      <text:p text:style-name="Preformatted_20_Text"/>
      <text:p text:style-name="Preformatted_20_Text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<text:a xlink:type="simple" xlink:href="#__RefHeading___Toc105_1804785491" text:style-name="Index_20_Link" text:visited-style-name="Index_20_Link">Miembros del grupo, profesor y grupo de laboratorio<text:tab/>3</text:a></text:p>
          <text:p text:style-name="P1"><text:a xlink:type="simple" xlink:href="#__RefHeading___Toc107_1804785491" text:style-name="Index_20_Link" text:visited-style-name="Index_20_Link">Fases de la práctica realizadas<text:tab/>4</text:a></text:p>
          <text:p text:style-name="P1"><text:a xlink:type="simple" xlink:href="#__RefHeading___Toc109_1804785491" text:style-name="Index_20_Link" text:visited-style-name="Index_20_Link">Mejoras adicionales<text:tab/>5</text:a></text:p>
          <text:p text:style-name="P1"><text:a xlink:type="simple" xlink:href="#__RefHeading___Toc111_1804785491" text:style-name="Index_20_Link" text:visited-style-name="Index_20_Link">Repositorio Github<text:tab/>6</text:a></text:p>
        </text:index-body>
      </text:table-of-content>
      <text:p text:style-name="Preformatted_20_Text"/>
      <text:p text:style-name="P3"/>
      <text:h text:style-name="Heading_20_1" text:outline-level="1"><text:bookmark-start text:name="__RefHeading___Toc105_1804785491"/>Miembros del grupo, profesor y grupo de laboratorio<text:bookmark-end text:name="__RefHeading___Toc105_1804785491"/></text:h>
      <text:p text:style-name="Preformatted_20_Text"/>
      <text:p text:style-name="Preformatted_20_Text">En la portada están especificados estos datos, pero a continuación se vuelven a enunciar:</text:p>
      <text:p text:style-name="Preformatted_20_Text"/>
      <text:p text:style-name="Preformatted_20_Text">La práctica ha sido realizada por Héctor Valverde de la Plaza, Pablo Nieto Arias, Carlos Gutiérrez Sánchez y Daniel Eguren Esteban.</text:p>
      <text:p text:style-name="Preformatted_20_Text"/>
      <text:p text:style-name="Preformatted_20_Text">El profesor de laboratorio ha sido David Fernández Barrero.</text:p>
      <text:p text:style-name="Preformatted_20_Text"/>
      <text:p text:style-name="Preformatted_20_Text">Los alumnos pertenecen al grupo de laboratorio número 8.</text:p>
      <text:p text:style-name="Preformatted_20_Text"/>
      <text:p text:style-name="P3"/>
      <text:h text:style-name="Heading_20_1" text:outline-level="1"><text:bookmark-start text:name="__RefHeading___Toc107_1804785491"/>Fases de la práctica realizadas<text:bookmark-end text:name="__RefHeading___Toc107_1804785491"/></text:h>
      <text:p text:style-name="Preformatted_20_Text"/>
      <text:p text:style-name="Preformatted_20_Text">La práctica ha sido realizada al completo por los alumnos del grupo. Las 7 fases han sido implementadas en el programa, así como su correcta documentación. Se ha comprobado que el programa funciona correctamente y compila exitosamente.</text:p>
      <text:p text:style-name="Preformatted_20_Text"/>
      <text:p text:style-name="Preformatted_20_Text">Se ha comprobado que no se producen errores o warnings en la compilación del programa, tanto en nuestros ordenadores como en otros ajenos a nosotros.</text:p>
      <text:p text:style-name="Preformatted_20_Text"/>
      <text:p text:style-name="Preformatted_20_Text"/>
      <text:p text:style-name="P3"/>
      <text:h text:style-name="Heading_20_1" text:outline-level="1"><text:bookmark-start text:name="__RefHeading___Toc109_1804785491"/>Mejoras adicionales<text:bookmark-end text:name="__RefHeading___Toc109_1804785491"/></text:h>
      <text:p text:style-name="Preformatted_20_Text"/>
      <text:p text:style-name="Preformatted_20_Text">Nuestro trabajo no presenta mejoras adicionales a lo que marcan las instrucciones y el guión de la práctica.</text:p>
      <text:p text:style-name="Preformatted_20_Text"/>
      <text:p text:style-name="P3"/>
      <text:h text:style-name="Heading_20_1" text:outline-level="1"><text:bookmark-start text:name="__RefHeading___Toc111_1804785491"/>Repositorio Github<text:bookmark-end text:name="__RefHeading___Toc111_1804785491"/></text:h>
      <text:p text:style-name="Preformatted_20_Text"/>
      <text:p text:style-name="Preformatted_20_Text">Los alumnos han utilizado un repositorio Github en el que han ido subiendo los cambios realizados.</text:p>
      <text:p text:style-name="Preformatted_20_Text"/>
      <text:p text:style-name="Preformatted_20_Text">Los alumnos enviaron al profesor de laboratorio la invitación para unirse. Aún así, a continuación se adjunta el enlace de invitación:</text:p>
      <text:p text:style-name="Preformatted_20_Text"/>
      <text:p text:style-name="Preformatted_20_Text"><text:a xlink:type="simple" xlink:href="https://github.com/PabloNietoA/PL2_SSOO.git" text:style-name="Internet_20_link" text:visited-style-name="Visited_20_Internet_20_Link">https://github.com/PabloNietoA/PL2_SSOO.git</text:a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5a16" officeooo:paragraph-rsid="00025a16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áctica 2<text:tab/><text:tab/>Grupo 8</text:p>
      </style:header>
      <style:header-first>
        <text:p text:style-name="Header_20_left"/>
      </style:header-first>
      <style:footer>
        <text:p text:style-name="Footer"><text:tab/><text:tab/><text:span text:style-name="MT1"><text:page-number text:select-page="current">6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20:24:36.557157444</dc:date>
    <meta:editing-duration>PT6M19S</meta:editing-duration>
    <meta:editing-cycles>1</meta:editing-cycles>
    <meta:document-statistic meta:table-count="0" meta:image-count="0" meta:object-count="0" meta:page-count="6" meta:paragraph-count="33" meta:word-count="252" meta:character-count="1618" meta:non-whitespace-character-count="1391"/>
    <meta:generator>LibreOffice/7.3.6.2$Linux_X86_64 LibreOffice_project/30$Build-2</meta:generator>
  </office:meta>
</office:document-meta>
</file>